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5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co20" style:family="table-column">
      <style:table-column-properties fo:break-before="auto" style:column-width="3.7102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ext-properties style:text-line-through-style="none" style:text-position="" style:text-underline-style="none"/>
    </style:style>
    <style:style style:name="ce4" style:family="table-cell" style:parent-style-name="Default">
      <style:text-properties style:text-line-through-style="solid"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7">
      <style:text-properties style:text-position="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4"/>
        </table:table-row>
        <table:table-row table:style-name="ro1" table:number-rows-repeated="27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 table:number-columns-repeated="2"/>
        </table:table-row>
        <table:table-row table:style-name="ro1" table:number-rows-repeated="104849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3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3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border around comments</text:p>
          </table:table-cell>
          <table:table-cell/>
        </table:table-row>
        <table:table-row table:style-name="ro1" table:number-rows-repeated="104851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20" table:default-cell-style-name="Default"/>
        <table:table-column table:style-name="co5" table:default-cell-style-name="ce7"/>
        <table:table-row table:style-name="ro1">
          <table:table-cell office:value-type="string">
            <text:p>Homepage</text:p>
          </table:table-cell>
          <table:table-cell office:value-type="date" office:date-value="2017-10-17T13:43:47">
            <text:p>10/17/17</text:p>
          </table:table-cell>
        </table:table-row>
        <table:table-row table:style-name="ro1">
          <table:table-cell office:value-type="string">
            <text:p>Homepage has footer image</text:p>
          </table:table-cell>
          <table:table-cell/>
        </table:table-row>
        <table:table-row table:style-name="ro1">
          <table:table-cell office:value-type="string">
            <text:p>Boards</text:p>
          </table:table-cell>
          <table:table-cell office:value-type="date" office:date-value="2017-10-17T13:43:50">
            <text:p>10/17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10-17T13:43:51">
            <text:p>10/17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10-17T13:43:52">
            <text:p>10/17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7T14:09:08</dc:date>
    <meta:editing-duration>P10DT14H55M52S</meta:editing-duration>
    <meta:editing-cycles>74</meta:editing-cycles>
    <dc:creator>ilya </dc:creator>
    <meta:document-statistic meta:table-count="6" meta:cell-count="330" meta:object-count="0"/>
  </office:meta>
</office:document-meta>
</file>